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af7f" officeooo:paragraph-rsid="000daf7f"/>
    </style:style>
    <style:style style:name="P2" style:family="paragraph" style:parent-style-name="Standard">
      <style:text-properties officeooo:rsid="000f9480" officeooo:paragraph-rsid="000f9480"/>
    </style:style>
    <style:style style:name="P3" style:family="paragraph" style:parent-style-name="Standard">
      <style:text-properties officeooo:rsid="001060f0" officeooo:paragraph-rsid="001060f0"/>
    </style:style>
    <style:style style:name="P4" style:family="paragraph" style:parent-style-name="Standard">
      <style:text-properties fo:font-weight="bold" officeooo:rsid="000daf7f" officeooo:paragraph-rsid="000daf7f" style:font-weight-asian="bold" style:font-weight-complex="bold"/>
    </style:style>
    <style:style style:name="P5" style:family="paragraph" style:parent-style-name="Standard">
      <style:text-properties officeooo:rsid="0010cbe4" officeooo:paragraph-rsid="0010cbe4"/>
    </style:style>
    <style:style style:name="T1" style:family="text">
      <style:text-properties officeooo:rsid="001060f0"/>
    </style:style>
    <style:style style:name="T2" style:family="text">
      <style:text-properties officeooo:rsid="00107e94"/>
    </style:style>
    <style:style style:name="T3" style:family="text">
      <style:text-properties officeooo:rsid="001082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DEER SEMESTEROPPGAVE INFO134</text:p>
      <text:p text:style-name="P1"/>
      <text:p text:style-name="P1">JSON-funksjon, lese inn URL, gi ut objekt hvis JSON, ellers null. <text:span text:style-name="T2">Finnes det en måte å teste dette på direkte? Funksjonen må b</text:span>rukes til alle 3 sidene som skal vise ressurser fra nett.</text:p>
      <text:p text:style-name="P1"/>
      <text:p text:style-name="P2">Bruke objektet fra JSON-funsjonen til;</text:p>
      <text:p text:style-name="P2">- laste kart</text:p>
      <text:p text:style-name="P2">- laste liste over ressurser</text:p>
      <text:p text:style-name="P2">begge disse <text:span text:style-name="T3">bruker</text:span> samme rekkefølge, slik at de vil vise samme nummer når de listes, selv om det er gjort begrensninger med søk.</text:p>
      <text:p text:style-name="P2"/>
      <text:p text:style-name="P2">SØK må definere et objekt som benyttes til å velge ut de som skal vises, Disse elementene markeres i en tabell om de skal vises eller ikke, og når alle er gjennomgått, så kalles initMap(); som da bruker verdiene i visningstabellen for å velge ut hvilke elementer som skal vises, <text:span text:style-name="T1">dvs at for kartet, så settes ingen marker dersom elementet ikke skal vises, og som label på marker benyttes en ID som finnes i JSON-objektet, eller det lages en egen ID dersom den ikke finnes der.</text:span></text:p>
      <text:p text:style-name="P2"/>
      <text:p text:style-name="P3">HURTIGSØK er en utfordring som det er beskrevet, da det ikke er samsvar i forhold til de reelle verdiene i JSON-filen for toalettene. </text:p>
      <text:p text:style-name="P3"/>
      <text:p text:style-name="P5">For å velge favorittelement, kan cookie benyttes, og dermed være lagret neste gang brukeren besøker siden. Hvis brukeren endrer favoritt, eller har favoritter for flere av sidene, utvides og/eller endres cookie for å reflektere dette. </text:p>
      <text:p text:style-name="P5">Beregning av avstand er en enkel funksjon, og kan benyttes til å finne nærmeste ressurs, ressurser innen en definert avstand, de 3 nærmeste osv. 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b" fo:country="NO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09:08:50.926000000</meta:creation-date>
    <dc:date>2018-04-09T09:48:18.046000000</dc:date>
    <meta:editing-duration>PT19M16S</meta:editing-duration>
    <meta:editing-cycles>6</meta:editing-cycles>
    <meta:generator>LibreOffice/6.0.2.1$Windows_X86_64 LibreOffice_project/f7f06a8f319e4b62f9bc5095aa112a65d2f3ac89</meta:generator>
    <meta:document-statistic meta:table-count="0" meta:image-count="0" meta:object-count="0" meta:page-count="1" meta:paragraph-count="10" meta:word-count="240" meta:character-count="1407" meta:non-whitespace-character-count="1174"/>
  </office:meta>
</office:document-meta>
</file>